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 style:family="text">
      <style:text-properties fo:color="#0000ff"/>
    </style:style>
    <style:style style:name="T3"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90627088191469868"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nom</text:p>
                        </text:list-item>
                        <text:list-item>
                          <text:p text:style-name="P1">rôle</text:p>
                        </text:list-item>
                        <text:list-item>
                          <text:p text:style-name="P1">rôle secondaire (sauf 1)</text:p>
                        </text:list-item>
                        <text:list-item>
                          <text:p text:style-name="P1">matériel associé (sauf 4)</text:p>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text:soft-page-break/>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11T19:26:54</dc:date>
    <dc:creator>yjfjyf jjku</dc:creator>
    <meta:editing-duration>PT2H35M43S</meta:editing-duration>
    <meta:editing-cycles>58</meta:editing-cycles>
    <meta:generator>OpenOffice/4.0.0$Unix OpenOffice.org_project/400m3$Build-9702</meta:generator>
    <meta:document-statistic meta:table-count="0" meta:image-count="0" meta:object-count="0" meta:page-count="3" meta:paragraph-count="113" meta:word-count="874" meta:character-count="4389"/>
  </office:meta>
</office:document-meta>
</file>